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200000070000073D00000772A03926AE.svm" manifest:media-type=""/>
  <manifest:file-entry manifest:full-path="Pictures/2000000700001ECE0000084689892754.svm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-0.005cm" style:width="17.006cm" table:align="margins"/>
    </style:style>
    <style:style style:family="table-column" style:name="Table1.A">
      <style:table-column-properties style:column-width="7.955cm" style:rel-column-width="30656*"/>
    </style:style>
    <style:style style:family="table-column" style:name="Table1.B">
      <style:table-column-properties style:column-width="9.051cm" style:rel-column-width="34879*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order-bottom="0.002cm solid #000000" fo:border-left="0.002cm solid #000000" fo:border-right="none" fo:border-top="none" fo:padding="0.097cm"/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8.5cm" style:rel-column-width="32767*"/>
    </style:style>
    <style:style style:family="table-column" style:name="Table2.B">
      <style:table-column-properties style:column-width="8.5cm" style:rel-column-width="32768*"/>
    </style:style>
    <style:style style:family="table-cell" style:name="Table2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2.B1">
      <style:table-cell-properties fo:border="0.002cm solid #000000" fo:padding="0.097cm"/>
    </style:style>
    <style:style style:family="table-cell" style:name="Table2.A2">
      <style:table-cell-properties fo:border-bottom="0.002cm solid #000000" fo:border-left="0.002cm solid #000000" fo:border-right="none" fo:border-top="none" fo:padding="0.097cm"/>
    </style:style>
    <style:style style:family="table-cell" style:name="Table2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text-properties fo:color="#00ae00" fo:country="US" fo:font-size="10pt" fo:language="en" style:font-name="Arial" style:font-size-asian="10pt" style:font-size-complex="10pt"/>
    </style:style>
    <style:style style:family="paragraph" style:name="P7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paragraph" style:name="P8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9" style:parent-style-name="Table_20_Contents">
      <style:text-properties fo:country="US" fo:font-size="11pt" fo:language="en" style:font-name="Arial" style:font-size-asian="11pt" style:font-size-complex="11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paragraph" style:name="P2-a8b1ead" style:parent-style-name="Table_20_Contents">
      <style:text-properties fo:color="#0084d1" fo:country="US" fo:font-size="16pt" fo:font-weight="bold" fo:language="en" style:font-name="Tahoma" style:font-size-asian="16pt" style:font-size-complex="16pt" style:font-weight-asian="bold" style:font-weight-complex="bold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center" style:horizontal-rel="paragraph" style:mirror="none"/>
    </style:style>
    <style:style style:family="paragraph" style:name="P3-a7a1182" style:parent-style-name="Table_20_Contents">
      <style:text-properties fo:color="#4c4c4c" fo:country="GR" fo:font-size="8pt" fo:font-weight="normal" fo:language="el" style:font-name="Tahoma" style:font-size-asian="8pt" style:font-size-complex="8pt" style:font-weight-asian="normal" style:font-weight-complex="normal"/>
    </style:style>
    <style:style style:family="text" style:name="T1-a1fa30c">
      <style:text-properties fo:country="US" fo:language="en"/>
    </style:style>
    <style:style style:family="table" style:name="StarLogoTable">
      <style:table-properties fo:margin-left="0cm" fo:margin-right="8.825cm" style:width="8.176cm" table:align="margins"/>
    </style:style>
    <style:style style:family="table-column" style:name="StarLogoTable.B">
      <style:table-column-properties style:column-width="6.271cm" style:rel-column-width="50265*"/>
    </style:style>
    <style:style style:family="table-column" style:name="StarLogoTable.A">
      <style:table-column-properties style:column-width="1.905cm" style:rel-column-width="15270*"/>
    </style:style>
    <style:style style:family="table-cell" style:name="StarLogoTable.A1">
      <style:table-cell-properties fo:border="none" fo:padding="0cm"/>
    </style:style>
    <style:style style:family="paragraph" style:name="P1-aecd27b" style:parent-style-name="Table_20_Contents">
      <style:text-properties fo:country="US" fo:language="en"/>
    </style:style>
    <style:style style:family="paragraph" style:name="P4-af0d36f" style:parent-style-name="Table_20_Contents">
      <style:text-properties fo:color="#4c4c4c" fo:country="US" fo:font-size="8pt" fo:font-weight="normal" fo:language="en" style:font-name="Tahoma" style:font-size-asian="8pt" style:font-size-complex="8pt" style:font-weight-asian="normal" style:font-weight-complex="normal"/>
    </style:style>
    <style:style style:family="paragraph" style:name="P5-a479b1e" style:parent-style-name="Standard">
      <style:text-properties fo:color="#0084d1" fo:country="US" fo:font-size="13pt" fo:font-weight="bold" fo:language="en" style:font-name="Comic Sans MS" style:font-size-asian="13pt" style:font-size-complex="13pt" style:font-weight-asian="bold" style:font-weight-complex="bold"/>
    </style:style>
    <style:style style:family="graphic" style:name="fr1-a48de34" style:parent-style-name="Graphics">
      <style:graphic-properties draw:blue="0%" draw:color-inversion="false" draw:color-mode="standard" draw:contrast="0%" draw:gamma="100%" draw:green="0%" draw:image-opacity="100%" draw:luminance="0%" draw:red="0%" fo:clip="rect(0cm, 0cm, 0cm, 0cm)" style:horizontal-pos="from-left" style:horizontal-rel="paragraph" style:mirror="none" style:vertical-pos="from-top" style:vertical-rel="paragraph"/>
    </style:style>
    <style:style style:family="paragraph" style:name="P2-a4e1247" style:parent-style-name="Standard">
      <style:text-properties fo:color="#0084d1" fo:country="US" fo:font-size="13pt" fo:font-weight="bold" fo:language="en" style:font-name="Comic Sans MS" style:font-size-asian="13pt" style:font-size-complex="13pt" style:font-weight-asian="bold" style:font-weight-complex="bold"/>
    </style:style>
    <style:style style:family="text" style:name="T1-afc9260">
      <style:text-properties style:font-name="Arial"/>
    </style:style>
    <style:style style:family="section" style:name="Sect1-a01d6d0">
      <style:section-properties style:editable="false">
        <style:columns fo:column-count="1" fo:column-gap="0cm"/>
      </style:section-properties>
    </style:style>
    <style:style style:family="text" style:name="T2">
      <style:text-properties fo:font-style="italic" style:font-name="Arial" style:font-style-asian="italic" style:font-style-complex="italic"/>
    </style:style>
    <style:style style:family="paragraph" style:name="P1-a6014b9" style:parent-style-name="Standard">
      <style:text-properties fo:background-color="#ffffff" fo:color="#2323dc" fo:font-size="11pt" style:font-size-asian="9.60000038146973pt" style:font-size-complex="11pt"/>
    </style:style>
    <style:style style:family="paragraph" style:name="P2-a33c73a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setCell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3 rows and 2 columns. It is used to test setCell<text:span text:style-name="T1">().</text:span> </text:p>
        <text:p text:style-name="P3">Rows 2 and 3 are empty before the test, but are expected to be filled after the test.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 table:style-name="Table1.A1">
              <text:p text:style-name="P8">Column1</text:p>
            </table:table-cell>
            <table:table-cell office:value-type="string" table:style-name="Table1.B1">
              <text:p text:style-name="P8">Column2</text:p>
            </table:table-cell>
          </table:table-row>
          <table:table-row>
            <table:table-cell office:value-type="string" table:style-name="Table1.A2">
              <table:table table:name="StarLogoTable-ac46c63" table:style-name="StarLogoTable">
                <table:table-column table:style-name="StarLogoTable.A"/>
                <table:table-column table:style-name="StarLogoTable.B"/>
                <table:table-row>
                  <table:table-cell office:value-type="string" table:style-name="StarLogoTable.A1">
                    <text:p text:style-name="P1-aecd27b"><draw:frame draw:name="graphics2-a258e50" draw:style-name="fr1" draw:z-index="0" svg:height="1.524cm" svg:width="1.609cm" text:anchor-type="paragraph"><draw:image xlink:actuate="onLoad" xlink:href="Pictures/200000070000073D00000772A03926AE.svm" xlink:show="embed" xlink:type="simple"/></draw:frame></text:p>
                  </table:table-cell>
                  <table:table-cell office:value-type="string" table:style-name="StarLogoTable.A1">
                    <text:p text:style-name="P2-a8b1ead">Star Insurance</text:p>
                    <text:p text:style-name="P4-af0d36f">General Insurance Corporation S.A.</text:p>
                    <text:p text:style-name="P3-a7a1182"><text:span text:style-name="T1-a1fa30c">Papgou str 1</text:span>64, <text:span text:style-name="T1-a1fa30c">Zografou 1</text:span>6562, <text:span text:style-name="T1-a1fa30c">Greece</text:span></text:p>
                    <text:p text:style-name="P3-a7a1182"><text:span text:style-name="T1-a1fa30c">Tax ID</text:span> 012345678</text:p>
                  </table:table-cell>
                </table:table-row>
              </table:table>
              <text:p text:style-name="P5-a479b1e">A star keeps shinning on you!</text:p>
            </table:table-cell>
            <table:table-cell office:value-type="string" table:style-name="Table1.B2">
              <text:p text:style-name="P7">Cell 1,0 contains the star insurance logo</text:p>
            </table:table-cell>
          </table:table-row>
          <table:table-row>
            <table:table-cell office:value-type="string" table:style-name="Table1.A2">
              <text:p text:style-name="P6">Cell 2,1 contains the other insurance logo</text:p>
            </table:table-cell>
            <table:table-cell office:value-type="string" table:style-name="Table1.B2">
              <text:p text:style-name="P2-a4e1247"><draw:frame draw:name="graphics1-ae171be" draw:style-name="fr1-a48de34" draw:z-index="0" svg:height="2.118cm" svg:width="7.886cm" svg:x="0.007cm" svg:y="0cm" text:anchor-type="paragraph"><draw:image xlink:actuate="onLoad" xlink:href="Pictures/2000000700001ECE0000084689892754.svm" xlink:show="embed" xlink:type="simple"/></draw:frame>* Powered by STAR Insurance *</text:p>
            </table:table-cell>
          </table:table-row>
        </table:table>
        <text:p text:style-name="P3"/>
        <text:p text:style-name="P3"/>
        <text:p text:style-name="P3">The following table has two rows, but no heading.</text:p>
        <text:p text:style-name="P3">Initially it is empty, but after the test, it should have text on all cells.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style-name="Table2.A1">
              <text:p text:style-name="P9">Field1</text:p>
            </table:table-cell>
            <table:table-cell office:value-type="string" table:style-name="Table2.B1">
              <text:section text:name="Section1-acac38a" text:style-name="Sect1-a01d6d0">
                <text:p text:style-name="P2-a33c73a"><text:span text:style-name="T1-afc9260">Small Text</text:span></text:p>
                <text:p text:style-name="P1-a6014b9"><text:span text:style-name="T1-afc9260">This is a small blue text with just a few lines. It could be used for various reasons. It is intended to be a small text without two many features. </text:span></text:p>
                <text:p text:style-name="P1-a6014b9"><text:span text:style-name="T1-afc9260">The whole text will be in one section with the name </text:span><text:span text:style-name="T2">Section1.</text:span></text:p>
                <text:p text:style-name="P1-a6014b9"><text:span text:style-name="T1-afc9260"/></text:p>
              </text:section>
            </table:table-cell>
          </table:table-row>
          <table:table-row>
            <table:table-cell office:value-type="string" table:style-name="Table2.A2">
              <text:p text:style-name="P9">Field2</text:p>
            </table:table-cell>
            <table:table-cell office:value-type="string" table:style-name="Table2.B2">
              <text:p text:style-name="P9"/>
            </table:table-cell>
          </table:table-row>
        </table:table>
        <text:p text:style-name="P2"/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4T16:45:37.90</dc:date>
    <dc:creator>Spyros Nakos</dc:creator>
    <meta:editing-duration>PT04H30M28S</meta:editing-duration>
    <meta:editing-cycles>24</meta:editing-cycles>
    <meta:generator>OpenOffice.org/3.2$Win32 OpenOffice.org_project/320m18$Build-9502</meta:generator>
    <meta:document-statistic meta:table-count="2" meta:image-count="0" meta:object-count="0" meta:page-count="1" meta:paragraph-count="13" meta:word-count="84" meta:character-count="437"/>
  </office:meta>
</office:document-meta>
</file>